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Flavor.isCompatible( ImageFlavor 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Flavo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Flav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Flavor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mageFlavor.ImageFlav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Flav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